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472702" loext:opacity="100%" style:font-name="Cantarell" fo:font-size="10.5pt" style:text-underline-style="solid" style:text-underline-width="auto" style:text-underline-color="font-color" officeooo:rsid="0076b403" officeooo:paragraph-rsid="021eabcc" style:font-size-asian="10.5pt" style:font-size-complex="10.5pt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a03dd7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a03dd7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a7113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27bf480" officeooo:paragraph-rsid="027bf480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27d045e" officeooo:paragraph-rsid="027d045e" style:font-size-asian="10.5pt" style:font-size-complex="10.5pt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27e6d10" officeooo:paragraph-rsid="027e6d10" style:font-size-asian="10.5pt" style:font-size-complex="10.5pt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287947e" officeooo:paragraph-rsid="0287947e" style:font-size-asian="10.5pt" style:font-size-complex="10.5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text-align="left" style:justify-single-word="false"/>
      <style:text-properties officeooo:paragraph-rsid="027a7113"/>
    </style:style>
    <style:style style:name="P28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text-properties fo:color="#000000" loext:opacity="100%" style:font-name="Cantarell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style:font-name="Cantarell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loext:opacity="100%" style:font-name="Cantarell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7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40" style:family="paragraph" style:parent-style-name="Standard">
      <style:text-properties fo:color="#000000" loext:opacity="100%" style:font-name="Cantarell" fo:font-size="10.5pt" officeooo:rsid="00a951f8" officeooo:paragraph-rsid="02619335" style:font-size-asian="10.5pt" style:font-size-complex="10.5pt"/>
    </style:style>
    <style:style style:name="P41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42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43" style:family="paragraph" style:parent-style-name="Standard">
      <style:text-properties fo:color="#000000" loext:opacity="100%" style:font-name="Cantarell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45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46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290ce99"/>
    </style:style>
    <style:style style:name="T2" style:family="text">
      <style:text-properties style:font-name="Cantarell" officeooo:rsid="027542ff"/>
    </style:style>
    <style:style style:name="T3" style:family="text">
      <style:text-properties style:font-name="Cantarell"/>
    </style:style>
    <style:style style:name="T4" style:family="text">
      <style:text-properties style:font-name="Cantarell" officeooo:rsid="026f5ab2"/>
    </style:style>
    <style:style style:name="T5" style:family="text">
      <style:text-properties officeooo:rsid="027542ff"/>
    </style:style>
    <style:style style:name="T6" style:family="text">
      <style:text-properties officeooo:rsid="00ed9a5a"/>
    </style:style>
    <style:style style:name="T7" style:family="text">
      <style:text-properties officeooo:rsid="020ac030"/>
    </style:style>
    <style:style style:name="T8" style:family="text">
      <style:text-properties officeooo:rsid="0237d1d5"/>
    </style:style>
    <style:style style:name="T9" style:family="text">
      <style:text-properties fo:color="#000000" loext:opacity="100%" style:font-name="Cantarell" fo:font-size="10.5pt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fo:font-weight="bold" fo:background-color="#ffffff" loext:char-shading-value="0" style:font-weight-asian="bold" style:font-weight-complex="bold"/>
    </style:style>
    <style:style style:name="T14" style:family="text">
      <style:text-properties fo:font-weight="bold" officeooo:rsid="0231dcd9" fo:background-color="#ffffff" loext:char-shading-value="0" style:font-weight-asian="bold" style:font-weight-complex="bold"/>
    </style:style>
    <style:style style:name="T15" style:family="text">
      <style:text-properties officeooo:rsid="027d8458"/>
    </style:style>
    <style:style style:name="T16" style:family="text">
      <style:text-properties officeooo:rsid="027d045e"/>
    </style:style>
    <style:style style:name="T17" style:family="text">
      <style:text-properties style:text-underline-style="solid" style:text-underline-type="double" style:text-underline-width="auto" style:text-underline-color="font-color" officeooo:rsid="027d045e"/>
    </style:style>
    <style:style style:name="T18" style:family="text">
      <style:text-properties officeooo:rsid="0268ec22"/>
    </style:style>
    <style:style style:name="T19" style:family="text">
      <style:text-properties officeooo:rsid="02a58013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2873e7a"/>
    </style:style>
    <style:style style:name="T22" style:family="text">
      <style:text-properties style:text-underline-style="none" fo:background-color="#ffffff" loext:char-shading-value="0" loext:padding="0cm" loext:border="none" loext:shadow="none"/>
    </style:style>
    <style:style style:name="T23" style:family="text">
      <style:text-properties loext:padding="0cm" loext:border="none" loext:shadow="non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Cantarell" fo:font-weight="bold" fo:background-color="#ffffff" loext:char-shading-value="0" style:font-weight-asian="bold" style:font-weight-complex="bold"/>
    </style:style>
    <style:style style:name="T26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27" style:family="text">
      <style:text-properties officeooo:rsid="016b4424"/>
    </style:style>
    <style:style style:name="T28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`</text:span>Jeffrin Jose T</text:p>
      <text:p text:style-name="P2"><text:span text:style-name="T2">Generalist </text:span><text:span text:style-name="T3">: </text:span><text:span text:style-name="T2">Software <text:s/></text:span><text:span text:style-name="T4">Engineer.</text:span></text:p>
      <text:p text:style-name="P3"><text:span text:style-name="T5">Specialist : <text:s/>Test Engineer. <text:s text:c="2"/></text:span><text:s text:c="2"/></text:p>
      <text:p text:style-name="P4"><text:span text:style-name="T6">J</text:span>ob Level: <text:span text:style-name="T7">1</text:span><text:span text:style-name="T8">9</text:span>+ years experience</text:p>
      <text:p text:style-name="P5"><text:span text:style-name="T9">E-Mail Address: </text:span><text:span text:style-name="T10">jeffrin@rajagiritech,edu.in</text:span></text:p>
      <text:p text:style-name="P6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7"/>
      <text:p text:style-name="P8"><text:span text:style-name="T13">EXPERIE</text:span><text:span text:style-name="T14">NCE</text:span></text:p>
      <text:p text:style-name="P9"/>
      <text:section text:style-name="Sect1" text:name="Section5">
        <text:p text:style-name="P10">SOFTWARE <text:s/>ENGINEER <text:s text:c="5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0"/>
        <text:p text:style-name="P10">SCIENTIFIC <text:s/>ASSISTANT</text:p>
        <text:p text:style-name="P10">RAJAGIRI <text:s/>[SET]</text:p>
        <text:p text:style-name="P14"><text:s/></text:p>
        <text:p text:style-name="P14"><text:tab/></text:p>
        <text:p text:style-name="P15"/>
        <text:p text:style-name="P16"/>
        <text:p text:style-name="P16"/>
        <text:p text:style-name="P16">LINUX KERNEL <text:span text:style-name="T15">GENERALIST</text:span></text:p>
        <text:p text:style-name="P17"/>
        <text:p text:style-name="P18">L<text:span text:style-name="T16">ONG TERM KERNEL </text:span><text:span text:style-name="T17">SERIES</text:span></text:p>
        <text:p text:style-name="P19">STABLE KERNEL SERIES</text:p>
        <text:p text:style-name="P20">CONF TOOL.</text:p>
        <text:p text:style-name="P21">KERNEL BUILD</text:p>
        <text:p text:style-name="P22"/>
        <text:p text:style-name="P23"/>
        <text:p text:style-name="P23">MAIN<text:span text:style-name="T18">T</text:span>AINER</text:p>
        <text:p text:style-name="P23">GNU <text:s/>PROJECT</text:p>
        <text:p text:style-name="P15"/>
        <text:p text:style-name="P15"/>
        <text:p text:style-name="P15"/>
        <text:p text:style-name="P24"/>
        <text:p text:style-name="P24"/>
        <text:p text:style-name="P24">OPEN SOURCE <text:s/>aCCES<text:span text:style-name="T19">S</text:span>IBILITY</text:p>
        <text:p text:style-name="P25"/>
        <text:p text:style-name="P25"/>
        <text:p text:style-name="P26"/>
        <text:p text:style-name="P26">TESTING TDSR</text:p>
        <text:p text:style-name="P25"/>
        <text:p text:style-name="P27"><text:span text:style-name="T20"/></text:p>
      </text:section>
      <text:section text:style-name="Sect2" text:name="Section1">
        <text:p text:style-name="P28"/>
        <text:p text:style-name="P29">RESEARCH</text:p>
        <text:p text:style-name="P30"/>
        <text:p text:style-name="P31">KNOWLEDGE <text:span text:style-name="T21">BUILDING</text:span></text:p>
        <text:p text:style-name="P32">SOFTWARE INSTALLERS</text:p>
        <text:p text:style-name="P30"/>
        <text:p text:style-name="P28"/>
        <text:p text:style-name="P28"/>
        <text:p text:style-name="P33">GIMP ARTIST</text:p>
        <text:p text:style-name="P33"/>
        <text:p text:style-name="P34">WORKING WITH <text:s/>PLYMOUTH</text:p>
        <text:p text:style-name="P32">DEBIAN ARTWORK</text:p>
        <text:p text:style-name="P28"/>
        <text:p text:style-name="P28"/>
      </text:section>
      <text:section text:style-name="Sect1" text:name="Section3">
        <text:section text:style-name="Sect3" text:name="Section28">
          <text:section text:style-name="Sect4" text:name="Section4">
            <text:p text:style-name="P35"/>
            <text:p text:style-name="P35"/>
            <text:p text:style-name="P35">CERTIFICATION</text:p>
            <text:p text:style-name="P36"><text:span text:style-name="T22">Python for Everybody</text:span><text:span text:style-name="T23">,</text:span> a 5-course specialization by <text:s text:c="4"/><text:span text:style-name="T24"><text:s text:c="3"/></text:span><text:s text:c="3"/></text:p>
            <text:p text:style-name="P36">University of Michigan on Coursera. </text:p>
            <text:p text:style-name="P36">Specialization Certificate earned on April 12, 2016</text:p>
            <text:p text:style-name="P37"/>
            <text:p text:style-name="P37"/>
            <text:p text:style-name="P38"><text:span text:style-name="T25">E</text:span><text:span text:style-name="T26">DUCATION</text:span></text:p>
            <text:p text:style-name="P39"><text:span text:style-name="T27">S</text:span>ri Ramakrishna Engineering College, 1996-2000</text:p>
            <text:p text:style-name="P39">Bachelor of <text:span text:style-name="T22">Computer Science and Engineering</text:span></text:p>
            <text:p text:style-name="P40">Bharathiar University.</text:p>
            <text:p text:style-name="P41"/>
            <text:p text:style-name="P42"/>
            <text:p text:style-name="P42">PERSONAL DETAILS</text:p>
            <text:p text:style-name="P43">DOB 31.12 1976</text:p>
            <text:p text:style-name="P43">FLAT No. 807 ,Devadeyam Elder Village</text:p>
            <text:p text:style-name="P43">Pallissery T<text:span text:style-name="T28">h</text:span>rissur. P.O Arattupuzha</text:p>
            <text:p text:style-name="P43">V<text:span text:style-name="T28">allachira</text:span>, K<text:span text:style-name="T28">erala. </text:span><text:s/>680562. India</text:p>
            <text:p text:style-name="P43">Phone number: ‪9895580465‬</text:p>
            <text:p text:style-name="P44"/>
            <text:p text:style-name="P45"><text:s/></text:p>
            <text:p text:style-name="P46"/>
            <text:p text:style-name="P46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8T18:24:56.185321117</dc:date>
    <meta:editing-duration>P1DT16H20M18S</meta:editing-duration>
    <meta:editing-cycles>563</meta:editing-cycles>
    <meta:generator>LibreOffice/26.2.0.3$Linux_X86_64 LibreOffice_project/620$Build-3</meta:generator>
    <meta:print-date>2026-03-07T22:42:54.801012569</meta:print-date>
    <meta:printed-by>PDF files</meta:printed-by>
    <meta:document-statistic meta:table-count="0" meta:image-count="0" meta:object-count="0" meta:page-count="1" meta:paragraph-count="45" meta:word-count="133" meta:character-count="1072" meta:non-whitespace-character-count="899"/>
  </office:meta>
</office:document-meta>
</file>